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style:text-underline-mode="continuous" style:text-underline-type="single" style:text-underline-style="solid" style:text-underline-width="normal" fo:font-family="Roboto" style:font-family-asian="Roboto" style:font-family-complex="Roboto"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Roboto" style:font-family-asian="Roboto" style:font-family-complex="Roboto"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normal" fo:font-family="Roboto" style:font-family-asian="Roboto" style:font-family-complex="Roboto"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4.00pt" fo:font-weight="normal" fo:font-family="Roboto" style:font-family-asian="Roboto" style:font-family-complex="Roboto"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8.00pt" fo:font-weight="bold" style:text-underline-mode="continuous" style:text-underline-type="single" style:text-underline-style="solid" style:text-underline-width="normal" fo:font-family="Roboto" style:font-family-asian="Roboto" style:font-family-complex="Roboto"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Roboto" style:font-family-asian="Roboto" style:font-family-complex="Roboto"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4.00pt" fo:font-weight="normal" fo:font-family="Roboto" style:font-family-asian="Roboto" style:font-family-complex="Roboto"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Roboto" style:font-family-asian="Roboto" style:font-family-complex="Roboto"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4.00pt" fo:font-weight="normal" fo:font-family="Roboto" style:font-family-asian="Roboto" style:font-family-complex="Roboto"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normal" fo:font-family="Roboto" style:font-family-asian="Roboto" style:font-family-complex="Roboto"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8.00pt" fo:font-weight="bold" style:text-underline-mode="continuous" style:text-underline-type="single" style:text-underline-style="solid" style:text-underline-width="normal" fo:font-family="Roboto" style:font-family-asian="Roboto" style:font-family-complex="Roboto"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6.00pt" fo:font-weight="bold" fo:font-family="Roboto" style:font-family-asian="Roboto" style:font-family-complex="Roboto"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4.00pt" fo:font-weight="normal" fo:font-family="Roboto" style:font-family-asian="Roboto" style:font-family-complex="Roboto"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4.00pt" fo:font-weight="normal" fo:font-family="Roboto" style:font-family-asian="Roboto" style:font-family-complex="Roboto" fo:background-color="transparent" style:use-window-font-color="true"/>
    </style:style>
    <style:style style:name="T28" style:family="text">
      <style:text-properties fo:font-size="14.00pt" fo:font-weight="bold" fo:font-family="Roboto" style:font-family-asian="Roboto" style:font-family-complex="Roboto" fo:background-color="transparent" style:use-window-font-color="true"/>
    </style:style>
    <style:style style:name="T29" style:family="text">
      <style:text-properties fo:font-size="14.00pt" fo:font-weight="normal" fo:font-family="Roboto" style:font-family-asian="Roboto" style:font-family-complex="Roboto" fo:background-color="transparent" style:use-window-font-color="true"/>
    </style:style>
    <style:style style:name="T30" style:family="text">
      <style:text-properties fo:font-size="14.00pt" fo:font-weight="bold" fo:font-family="Roboto" style:font-family-asian="Roboto" style:font-family-complex="Roboto" fo:background-color="transparent" style:use-window-font-color="true"/>
    </style:style>
    <style:style style:name="T31" style:family="text">
      <style:text-properties fo:font-size="14.00pt" fo:font-weight="normal" fo:font-family="Roboto" style:font-family-asian="Roboto" style:font-family-complex="Roboto" fo:background-color="transparent" style:use-window-font-color="true"/>
    </style:style>
    <style:style style:name="T32" style:family="text">
      <style:text-properties fo:font-size="14.00pt" fo:font-weight="bold" fo:font-family="Roboto" style:font-family-asian="Roboto" style:font-family-complex="Roboto" fo:background-color="transparent" style:use-window-font-color="true"/>
    </style:style>
    <style:style style:name="T33" style:family="text">
      <style:text-properties fo:font-size="14.00pt" fo:font-weight="normal" fo:font-family="Roboto" style:font-family-asian="Roboto" style:font-family-complex="Roboto" fo:background-color="transparent" style:use-window-font-color="true"/>
    </style:style>
    <style:style style:name="T34" style:family="text">
      <style:text-properties fo:font-size="14.00pt" fo:font-weight="bold" fo:font-family="Roboto" style:font-family-asian="Roboto" style:font-family-complex="Roboto" fo:background-color="transparent" style:use-window-font-color="true"/>
    </style:style>
    <style:style style:name="T35" style:family="text">
      <style:text-properties fo:font-size="14.00pt" fo:font-weight="normal" fo:font-family="Roboto" style:font-family-asian="Roboto" style:font-family-complex="Roboto" fo:background-color="transparent" style:use-window-font-color="true"/>
    </style:style>
    <style:style style:name="T36" style:family="text">
      <style:text-properties fo:font-size="14.00pt" fo:font-weight="bold" fo:font-family="Roboto" style:font-family-asian="Roboto" style:font-family-complex="Roboto" fo:background-color="transparent" style:use-window-font-color="true"/>
    </style:style>
    <style:style style:name="T37" style:family="text">
      <style:text-properties fo:font-size="14.00pt" fo:font-weight="normal" fo:font-family="Roboto" style:font-family-asian="Roboto" style:font-family-complex="Roboto" fo:background-color="transparent" style:use-window-font-color="true"/>
    </style:style>
    <style:style style:name="T38" style:family="text">
      <style:text-properties fo:font-size="14.00pt" fo:font-weight="bold" fo:font-family="Roboto" style:font-family-asian="Roboto" style:font-family-complex="Roboto" fo:background-color="transparent" style:use-window-font-color="true"/>
    </style:style>
    <style:style style:name="T39" style:family="text">
      <style:text-properties fo:font-size="14.00pt" fo:font-weight="normal" fo:font-family="Roboto" style:font-family-asian="Roboto" style:font-family-complex="Roboto" fo:background-color="transparent" style:use-window-font-color="true"/>
    </style:style>
    <style:style style:name="T40" style:family="text">
      <style:text-properties fo:font-size="14.00pt" fo:font-weight="bold" fo:font-family="Roboto" style:font-family-asian="Roboto" style:font-family-complex="Roboto" fo:background-color="transparent" style:use-window-font-color="true"/>
    </style:style>
    <style:style style:name="T41" style:family="text">
      <style:text-properties fo:font-size="14.00pt" fo:font-weight="normal" fo:font-family="Roboto" style:font-family-asian="Roboto" style:font-family-complex="Roboto"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4.00pt" fo:font-weight="normal" fo:font-family="Roboto" style:font-family-asian="Roboto" style:font-family-complex="Roboto" fo:background-color="transparent" style:use-window-font-color="true"/>
    </style:style>
    <style:style style:name="T44" style:family="text">
      <style:text-properties fo:font-size="14.00pt" fo:font-weight="bold" fo:font-family="Roboto" style:font-family-asian="Roboto" style:font-family-complex="Roboto" fo:background-color="transparent" style:use-window-font-color="true"/>
    </style:style>
    <style:style style:name="T45" style:family="text">
      <style:text-properties fo:font-size="14.00pt" fo:font-weight="normal" fo:font-family="Roboto" style:font-family-asian="Roboto" style:font-family-complex="Roboto"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4.00pt" fo:font-weight="normal" fo:font-family="Roboto" style:font-family-asian="Roboto" style:font-family-complex="Roboto"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2.00pt" fo:font-weight="normal" fo:font-family="Roboto" style:font-family-asian="Roboto" style:font-family-complex="Roboto" fo:background-color="transparent" style:use-window-font-color="true"/>
    </style:style>
    <style:style style:name="T50" style:family="text">
      <style:text-properties fo:font-size="14.00pt" fo:font-weight="normal" fo:font-family="Roboto" style:font-family-asian="Roboto" style:font-family-complex="Roboto" fo:background-color="transparent" style:use-window-font-color="true"/>
    </style:style>
    <style:style style:name="T51" style:family="text">
      <style:text-properties fo:font-size="14.00pt" fo:font-weight="bold" fo:font-family="Roboto" style:font-family-asian="Roboto" style:font-family-complex="Roboto" fo:background-color="transparent" style:use-window-font-color="true"/>
    </style:style>
    <style:style style:name="T52" style:family="text">
      <style:text-properties fo:font-size="14.00pt" fo:font-weight="normal" fo:font-family="Roboto" style:font-family-asian="Roboto" style:font-family-complex="Roboto"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4.00pt" fo:font-weight="normal" fo:font-family="Roboto" style:font-family-asian="Roboto" style:font-family-complex="Roboto"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6.00pt" fo:font-weight="bold" fo:font-family="Roboto" style:font-family-asian="Roboto" style:font-family-complex="Roboto"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4.00pt" fo:font-weight="normal" fo:font-family="Roboto" style:font-family-asian="Roboto" style:font-family-complex="Roboto"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4.00pt" fo:font-weight="normal" fo:font-family="Roboto" style:font-family-asian="Roboto" style:font-family-complex="Roboto"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4.00pt" fo:font-weight="normal" fo:font-family="Roboto" style:font-family-asian="Roboto" style:font-family-complex="Roboto" fo:background-color="transparent" style:use-window-font-color="true"/>
    </style:style>
    <style:style style:name="T63" style:family="text">
      <style:text-properties fo:font-size="14.00pt" fo:font-weight="bold" fo:font-family="Roboto" style:font-family-asian="Roboto" style:font-family-complex="Roboto" fo:background-color="transparent" style:use-window-font-color="true"/>
    </style:style>
    <style:style style:name="T64" style:family="text">
      <style:text-properties fo:font-size="14.00pt" fo:font-weight="normal" fo:font-family="Roboto" style:font-family-asian="Roboto" style:font-family-complex="Roboto"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4.00pt" fo:font-weight="normal" fo:font-family="Roboto" style:font-family-asian="Roboto" style:font-family-complex="Roboto" fo:background-color="transparent" style:use-window-font-color="true"/>
    </style:style>
    <style:style style:name="T67" style:family="text">
      <style:text-properties fo:font-size="14.00pt" fo:font-weight="bold" fo:font-family="Roboto" style:font-family-asian="Roboto" style:font-family-complex="Roboto" fo:background-color="transparent" style:use-window-font-color="true"/>
    </style:style>
    <style:style style:name="T68" style:family="text">
      <style:text-properties fo:font-size="14.00pt" fo:font-weight="normal" fo:font-family="Roboto" style:font-family-asian="Roboto" style:font-family-complex="Roboto"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6.00pt" fo:font-weight="bold" fo:font-family="Roboto" style:font-family-asian="Roboto" style:font-family-complex="Roboto"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4.00pt" fo:font-weight="normal" fo:font-family="Roboto" style:font-family-asian="Roboto" style:font-family-complex="Roboto"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6.00pt" fo:font-weight="bold" fo:font-family="Roboto" style:font-family-asian="Roboto" style:font-family-complex="Roboto"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4.00pt" fo:font-weight="normal" fo:font-family="Roboto" style:font-family-asian="Roboto" style:font-family-complex="Roboto" fo:background-color="transparent" style:use-window-font-color="true"/>
    </style:style>
    <style:style style:name="T77" style:family="text">
      <style:text-properties fo:font-size="14.00pt" fo:font-weight="normal" fo:font-family="Roboto" style:font-family-asian="Roboto" style:font-family-complex="Roboto"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4.00pt" fo:font-weight="normal" fo:font-family="Roboto" style:font-family-asian="Roboto" style:font-family-complex="Roboto" fo:background-color="transparent" style:use-window-font-color="true"/>
    </style:style>
    <style:style style:name="T80" style:family="text">
      <style:text-properties fo:font-size="14.00pt" fo:font-weight="bold" fo:font-family="Roboto" style:font-family-asian="Roboto" style:font-family-complex="Roboto" fo:background-color="transparent" style:use-window-font-color="true"/>
    </style:style>
    <style:style style:name="T81" style:family="text">
      <style:text-properties fo:font-size="14.00pt" fo:font-weight="normal" fo:font-family="Roboto" style:font-family-asian="Roboto" style:font-family-complex="Roboto" fo:background-color="transparent" style:use-window-font-color="true"/>
    </style:style>
    <style:style style:name="T82" style:family="text">
      <style:text-properties fo:font-size="14.00pt" fo:font-weight="bold" fo:font-family="Roboto" style:font-family-asian="Roboto" style:font-family-complex="Roboto" fo:background-color="transparent" style:use-window-font-color="true"/>
    </style:style>
    <style:style style:name="T83" style:family="text">
      <style:text-properties fo:font-size="14.00pt" fo:font-weight="normal" fo:font-family="Roboto" style:font-family-asian="Roboto" style:font-family-complex="Roboto" fo:background-color="transparent" style:use-window-font-color="true"/>
    </style:style>
    <style:style style:name="T84" style:family="text">
      <style:text-properties fo:font-size="14.00pt" fo:font-weight="bold" fo:font-family="Roboto" style:font-family-asian="Roboto" style:font-family-complex="Roboto" fo:background-color="transparent" style:use-window-font-color="true"/>
    </style:style>
    <style:style style:name="T85" style:family="text">
      <style:text-properties fo:font-size="14.00pt" fo:font-weight="normal" fo:font-family="Roboto" style:font-family-asian="Roboto" style:font-family-complex="Roboto" fo:background-color="transparent" style:use-window-font-color="true"/>
    </style:style>
    <style:style style:name="T86" style:family="text">
      <style:text-properties fo:font-size="14.00pt" fo:font-weight="bold" fo:font-family="Roboto" style:font-family-asian="Roboto" style:font-family-complex="Roboto" fo:background-color="transparent" style:use-window-font-color="true"/>
    </style:style>
    <style:style style:name="T87" style:family="text">
      <style:text-properties fo:font-size="14.00pt" fo:font-weight="normal" fo:font-family="Roboto" style:font-family-asian="Roboto" style:font-family-complex="Roboto" fo:background-color="transparent" style:use-window-font-color="true"/>
    </style:style>
    <style:style style:name="T88" style:family="text">
      <style:text-properties fo:font-size="14.00pt" fo:font-weight="bold" fo:font-family="Roboto" style:font-family-asian="Roboto" style:font-family-complex="Roboto" fo:background-color="transparent" style:use-window-font-color="true"/>
    </style:style>
    <style:style style:name="T89" style:family="text">
      <style:text-properties fo:font-size="14.00pt" fo:font-weight="normal" fo:font-family="Roboto" style:font-family-asian="Roboto" style:font-family-complex="Roboto" fo:background-color="transparent" style:use-window-font-color="true"/>
    </style:style>
    <style:style style:name="T90" style:family="text">
      <style:text-properties fo:font-size="14.00pt" fo:font-weight="bold" fo:font-family="Roboto" style:font-family-asian="Roboto" style:font-family-complex="Roboto" fo:background-color="transparent" style:use-window-font-color="true"/>
    </style:style>
    <style:style style:name="T91" style:family="text">
      <style:text-properties fo:font-size="14.00pt" fo:font-weight="normal" fo:font-family="Roboto" style:font-family-asian="Roboto" style:font-family-complex="Roboto"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4.00pt" fo:font-weight="normal" fo:font-family="Roboto" style:font-family-asian="Roboto" style:font-family-complex="Roboto" fo:background-color="transparent" style:use-window-font-color="true"/>
    </style:style>
    <style:style style:name="T94" style:family="text">
      <style:text-properties fo:font-size="14.00pt" fo:font-weight="bold" fo:font-family="Roboto" style:font-family-asian="Roboto" style:font-family-complex="Roboto" fo:background-color="transparent" style:use-window-font-color="true"/>
    </style:style>
    <style:style style:name="T95" style:family="text">
      <style:text-properties fo:font-size="14.00pt" fo:font-weight="normal" fo:font-family="Roboto" style:font-family-asian="Roboto" style:font-family-complex="Roboto" fo:background-color="transparent" style:use-window-font-color="true"/>
    </style:style>
    <style:style style:name="T96" style:family="text">
      <style:text-properties fo:font-size="14.00pt" fo:font-weight="bold" fo:font-family="Roboto" style:font-family-asian="Roboto" style:font-family-complex="Roboto" fo:background-color="transparent" style:use-window-font-color="true"/>
    </style:style>
    <style:style style:name="T97" style:family="text">
      <style:text-properties fo:font-size="14.00pt" fo:font-weight="normal" fo:font-family="Roboto" style:font-family-asian="Roboto" style:font-family-complex="Roboto" fo:background-color="transparent" style:use-window-font-color="true"/>
    </style:style>
    <style:style style:name="T98" style:family="text">
      <style:text-properties fo:font-size="14.00pt" fo:font-weight="bold" fo:font-family="Roboto" style:font-family-asian="Roboto" style:font-family-complex="Roboto" fo:background-color="transparent" style:use-window-font-color="true"/>
    </style:style>
    <style:style style:name="T99" style:family="text">
      <style:text-properties fo:font-size="14.00pt" fo:font-weight="normal" fo:font-family="Roboto" style:font-family-asian="Roboto" style:font-family-complex="Roboto" fo:background-color="transparent" style:use-window-font-color="true"/>
    </style:style>
    <style:style style:name="T100" style:family="text">
      <style:text-properties fo:font-size="14.00pt" fo:font-weight="bold" fo:font-family="Roboto" style:font-family-asian="Roboto" style:font-family-complex="Roboto" fo:background-color="transparent" style:use-window-font-color="true"/>
    </style:style>
    <style:style style:name="T101" style:family="text">
      <style:text-properties fo:font-size="14.00pt" fo:font-weight="normal" fo:font-family="Roboto" style:font-family-asian="Roboto" style:font-family-complex="Roboto" fo:background-color="transparent" style:use-window-font-color="true"/>
    </style:style>
    <style:style style:name="T102" style:family="text">
      <style:text-properties fo:font-size="14.00pt" fo:font-weight="bold" fo:font-family="Roboto" style:font-family-asian="Roboto" style:font-family-complex="Roboto" fo:background-color="transparent" style:use-window-font-color="true"/>
    </style:style>
    <style:style style:name="T103" style:family="text">
      <style:text-properties fo:font-size="14.00pt" fo:font-weight="normal" fo:font-family="Roboto" style:font-family-asian="Roboto" style:font-family-complex="Roboto" fo:background-color="transparent" style:use-window-font-color="true"/>
    </style:style>
    <style:style style:name="T104" style:family="text">
      <style:text-properties fo:font-size="14.00pt" fo:font-weight="bold" fo:font-family="Roboto" style:font-family-asian="Roboto" style:font-family-complex="Roboto" fo:background-color="transparent" style:use-window-font-color="true"/>
    </style:style>
    <style:style style:name="T105" style:family="text">
      <style:text-properties fo:font-size="14.00pt" fo:font-weight="normal" fo:font-family="Roboto" style:font-family-asian="Roboto" style:font-family-complex="Roboto" fo:background-color="transparent" style:use-window-font-color="true"/>
    </style:style>
    <style:style style:name="T106" style:family="text">
      <style:text-properties fo:font-size="14.00pt" fo:font-weight="bold" fo:font-family="Roboto" style:font-family-asian="Roboto" style:font-family-complex="Roboto" fo:background-color="transparent" style:use-window-font-color="true"/>
    </style:style>
    <style:style style:name="T107" style:family="text">
      <style:text-properties fo:font-size="14.00pt" fo:font-weight="normal" fo:font-family="Roboto" style:font-family-asian="Roboto" style:font-family-complex="Roboto" fo:background-color="transparent" style:use-window-font-color="true"/>
    </style:style>
    <style:style style:name="T108" style:family="text">
      <style:text-properties fo:font-size="14.00pt" fo:font-weight="bold" fo:font-family="Roboto" style:font-family-asian="Roboto" style:font-family-complex="Roboto" fo:background-color="transparent" style:use-window-font-color="true"/>
    </style:style>
    <style:style style:name="T109" style:family="text">
      <style:text-properties fo:font-size="14.00pt" fo:font-weight="normal" fo:font-family="Roboto" style:font-family-asian="Roboto" style:font-family-complex="Roboto" fo:background-color="transparent" style:use-window-font-color="true"/>
    </style:style>
    <style:style style:name="T110" style:family="text">
      <style:text-properties fo:font-size="14.00pt" fo:font-weight="bold" fo:font-family="Roboto" style:font-family-asian="Roboto" style:font-family-complex="Roboto" fo:background-color="transparent" style:use-window-font-color="true"/>
    </style:style>
    <style:style style:name="T111" style:family="text">
      <style:text-properties fo:font-size="14.00pt" fo:font-weight="normal" fo:font-family="Roboto" style:font-family-asian="Roboto" style:font-family-complex="Roboto" fo:background-color="transparent" style:use-window-font-color="true"/>
    </style:style>
    <style:style style:name="T112" style:family="text">
      <style:text-properties fo:font-size="14.00pt" fo:font-weight="bold" fo:font-family="Roboto" style:font-family-asian="Roboto" style:font-family-complex="Roboto" fo:background-color="transparent" style:use-window-font-color="true"/>
    </style:style>
    <style:style style:name="T113" style:family="text">
      <style:text-properties fo:font-size="14.00pt" fo:font-weight="normal" fo:font-family="Roboto" style:font-family-asian="Roboto" style:font-family-complex="Roboto" fo:background-color="transparent" style:use-window-font-color="true"/>
    </style:style>
    <style:style style:name="T114" style:family="text">
      <style:text-properties fo:font-size="14.00pt" fo:font-weight="bold" fo:font-family="Roboto" style:font-family-asian="Roboto" style:font-family-complex="Roboto" fo:background-color="transparent" style:use-window-font-color="true"/>
    </style:style>
    <style:style style:name="T115" style:family="text">
      <style:text-properties fo:font-size="14.00pt" fo:font-weight="normal" fo:font-family="Roboto" style:font-family-asian="Roboto" style:font-family-complex="Roboto" fo:background-color="transparent" style:use-window-font-color="true"/>
    </style:style>
    <style:style style:name="T116" style:family="text">
      <style:text-properties fo:font-size="14.00pt" fo:font-weight="bold" fo:font-family="Roboto" style:font-family-asian="Roboto" style:font-family-complex="Roboto" fo:background-color="transparent" style:use-window-font-color="true"/>
    </style:style>
    <style:style style:name="T117" style:family="text">
      <style:text-properties fo:font-size="14.00pt" fo:font-weight="normal" fo:font-family="Roboto" style:font-family-asian="Roboto" style:font-family-complex="Roboto" fo:background-color="transparent" style:use-window-font-color="true"/>
    </style:style>
    <style:style style:name="T118" style:family="text">
      <style:text-properties fo:font-size="14.00pt" fo:font-weight="bold" fo:font-family="Roboto" style:font-family-asian="Roboto" style:font-family-complex="Roboto" fo:background-color="transparent" style:use-window-font-color="true"/>
    </style:style>
    <style:style style:name="T119" style:family="text">
      <style:text-properties fo:font-size="14.00pt" fo:font-weight="normal" fo:font-family="Roboto" style:font-family-asian="Roboto" style:font-family-complex="Roboto" fo:background-color="transparent" style:use-window-font-color="true"/>
    </style:style>
    <style:style style:name="T120" style:family="text">
      <style:text-properties fo:font-size="14.00pt" fo:font-weight="bold" fo:font-family="Roboto" style:font-family-asian="Roboto" style:font-family-complex="Roboto" fo:background-color="transparent" style:use-window-font-color="true"/>
    </style:style>
    <style:style style:name="T121" style:family="text">
      <style:text-properties fo:font-size="14.00pt" fo:font-weight="normal" fo:font-family="Roboto" style:font-family-asian="Roboto" style:font-family-complex="Roboto" fo:background-color="transparent" style:use-window-font-color="true"/>
    </style:style>
    <style:style style:name="T122" style:family="text">
      <style:text-properties fo:font-size="14.00pt" fo:font-weight="bold" fo:font-family="Roboto" style:font-family-asian="Roboto" style:font-family-complex="Roboto" fo:background-color="transparent" style:use-window-font-color="true"/>
    </style:style>
    <style:style style:name="T123" style:family="text">
      <style:text-properties fo:font-size="14.00pt" fo:font-weight="normal" fo:font-family="Roboto" style:font-family-asian="Roboto" style:font-family-complex="Roboto"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8.00pt" fo:font-weight="bold" style:text-underline-mode="continuous" style:text-underline-type="single" style:text-underline-style="solid" style:text-underline-width="normal" fo:font-family="Roboto" style:font-family-asian="Roboto" style:font-family-complex="Roboto"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4.00pt" fo:font-weight="normal" fo:font-family="Roboto" style:font-family-asian="Roboto" style:font-family-complex="Roboto"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8.00pt" fo:font-weight="bold" style:text-underline-mode="continuous" style:text-underline-type="single" style:text-underline-style="solid" style:text-underline-width="normal" fo:font-family="Roboto" style:font-family-asian="Roboto" style:font-family-complex="Roboto" fo:background-color="transparent" style:use-window-font-color="true"/>
    </style:style>
    <style:style style:name="T130" style:family="text">
      <style:text-properties fo:font-size="18.00pt" fo:font-weight="normal" fo:font-family="Roboto" style:font-family-asian="Roboto" style:font-family-complex="Roboto"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4.00pt" fo:font-weight="normal" fo:font-family="Roboto" style:font-family-asian="Roboto" style:font-family-complex="Roboto"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8.00pt" fo:font-weight="bold" style:text-underline-mode="continuous" style:text-underline-type="single" style:text-underline-style="solid" style:text-underline-width="normal" fo:font-family="Roboto" style:font-family-asian="Roboto" style:font-family-complex="Roboto"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6.00pt" fo:font-weight="bold" fo:font-family="Roboto" style:font-family-asian="Roboto" style:font-family-complex="Roboto"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4.00pt" fo:font-weight="normal" fo:font-family="Roboto" style:font-family-asian="Roboto" style:font-family-complex="Roboto"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4.00pt" fo:font-weight="normal" fo:font-family="Roboto" style:font-family-asian="Roboto" style:font-family-complex="Roboto" fo:background-color="transparent" style:use-window-font-color="true"/>
    </style:style>
    <style:style style:name="T141" style:family="text">
      <style:text-properties fo:font-size="14.00pt" fo:font-weight="bold" fo:font-family="Roboto" style:font-family-asian="Roboto" style:font-family-complex="Roboto" fo:background-color="transparent" style:use-window-font-color="true"/>
    </style:style>
    <style:style style:name="T142" style:family="text">
      <style:text-properties fo:font-size="14.00pt" fo:font-weight="normal" fo:font-family="Roboto" style:font-family-asian="Roboto" style:font-family-complex="Roboto"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4.00pt" fo:font-weight="normal" fo:font-family="Roboto" style:font-family-asian="Roboto" style:font-family-complex="Roboto"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4.00pt" fo:font-weight="normal" fo:font-family="Roboto" style:font-family-asian="Roboto" style:font-family-complex="Roboto" fo:background-color="transparent" style:use-window-font-color="true"/>
    </style:style>
    <style:style style:name="T147" style:family="text">
      <style:text-properties fo:font-size="14.00pt" fo:font-weight="normal" fo:font-family="Roboto" style:font-family-asian="Roboto" style:font-family-complex="Roboto" fo:background-color="transparent" style:use-window-font-color="true" fo:font-style="italic"/>
    </style:style>
    <style:style style:name="T148" style:family="text">
      <style:text-properties fo:font-size="14.00pt" fo:font-weight="normal" fo:font-family="Roboto" style:font-family-asian="Roboto" style:font-family-complex="Roboto" fo:background-color="transparent" style:use-window-font-color="true" fo:font-style="italic"/>
    </style:style>
    <style:style style:name="T149" style:family="text">
      <style:text-properties fo:font-size="14.00pt" fo:font-weight="normal" fo:font-family="Roboto" style:font-family-asian="Roboto" style:font-family-complex="Roboto" fo:background-color="transparent" style:use-window-font-color="true" fo:font-style="italic"/>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4.00pt" fo:font-weight="normal" fo:font-family="Roboto" style:font-family-asian="Roboto" style:font-family-complex="Roboto"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4.00pt" fo:font-weight="normal" fo:font-family="Roboto" style:font-family-asian="Roboto" style:font-family-complex="Roboto" fo:background-color="transparent" style:use-window-font-color="true"/>
    </style:style>
    <style:style style:name="T154" style:family="text">
      <style:text-properties fo:font-size="14.00pt" fo:font-weight="bold" fo:font-family="Roboto" style:font-family-asian="Roboto" style:font-family-complex="Roboto" fo:background-color="transparent" style:use-window-font-color="true"/>
    </style:style>
    <style:style style:name="T155" style:family="text">
      <style:text-properties fo:font-size="14.00pt" fo:font-weight="normal" fo:font-family="Roboto" style:font-family-asian="Roboto" style:font-family-complex="Roboto" fo:background-color="transparent" style:use-window-font-color="true"/>
    </style:style>
    <style:style style:name="T156" style:family="text">
      <style:text-properties fo:font-size="14.00pt" fo:font-weight="bold" fo:font-family="Roboto" style:font-family-asian="Roboto" style:font-family-complex="Roboto" fo:background-color="transparent" style:use-window-font-color="true"/>
    </style:style>
    <style:style style:name="T157" style:family="text">
      <style:text-properties fo:font-size="14.00pt" fo:font-weight="normal" fo:font-family="Roboto" style:font-family-asian="Roboto" style:font-family-complex="Roboto" fo:background-color="transparent" style:use-window-font-color="true"/>
    </style:style>
    <style:style style:name="T158" style:family="text">
      <style:text-properties fo:font-size="14.00pt" fo:font-weight="bold" fo:font-family="Roboto" style:font-family-asian="Roboto" style:font-family-complex="Roboto" fo:background-color="transparent" style:use-window-font-color="true"/>
    </style:style>
    <style:style style:name="T159" style:family="text">
      <style:text-properties fo:font-size="14.00pt" fo:font-weight="normal" fo:font-family="Roboto" style:font-family-asian="Roboto" style:font-family-complex="Roboto" fo:background-color="transparent" style:use-window-font-color="true"/>
    </style:style>
    <style:style style:name="T160" style:family="text">
      <style:text-properties fo:font-size="14.00pt" fo:font-weight="bold" fo:font-family="Roboto" style:font-family-asian="Roboto" style:font-family-complex="Roboto" fo:background-color="transparent" style:use-window-font-color="true"/>
    </style:style>
    <style:style style:name="T161" style:family="text">
      <style:text-properties fo:font-size="14.00pt" fo:font-weight="normal" fo:font-family="Roboto" style:font-family-asian="Roboto" style:font-family-complex="Roboto" fo:background-color="transparent" style:use-window-font-color="true"/>
    </style:style>
    <style:style style:name="T162" style:family="text">
      <style:text-properties fo:font-size="14.00pt" fo:font-weight="bold" fo:font-family="Roboto" style:font-family-asian="Roboto" style:font-family-complex="Roboto" fo:background-color="transparent" style:use-window-font-color="true"/>
    </style:style>
    <style:style style:name="T163" style:family="text">
      <style:text-properties fo:font-size="14.00pt" fo:font-weight="normal" fo:font-family="Roboto" style:font-family-asian="Roboto" style:font-family-complex="Roboto" fo:background-color="transparent" style:use-window-font-color="true"/>
    </style:style>
    <style:style style:name="T164" style:family="text">
      <style:text-properties fo:font-size="14.00pt" fo:font-weight="bold" fo:font-family="Roboto" style:font-family-asian="Roboto" style:font-family-complex="Roboto" fo:background-color="transparent" style:use-window-font-color="true"/>
    </style:style>
    <style:style style:name="T165" style:family="text">
      <style:text-properties fo:font-size="14.00pt" fo:font-weight="normal" fo:font-family="Roboto" style:font-family-asian="Roboto" style:font-family-complex="Roboto"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4.00pt" fo:font-weight="normal" fo:font-family="Roboto" style:font-family-asian="Roboto" style:font-family-complex="Roboto"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4.00pt" fo:font-weight="normal" fo:font-family="Roboto" style:font-family-asian="Roboto" style:font-family-complex="Roboto"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4.00pt" fo:font-weight="normal" fo:font-family="Roboto" style:font-family-asian="Roboto" style:font-family-complex="Roboto"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4.00pt" fo:font-weight="normal" fo:font-family="Roboto" style:font-family-asian="Roboto" style:font-family-complex="Roboto"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4.00pt" fo:font-weight="normal" fo:font-family="Roboto" style:font-family-asian="Roboto" style:font-family-complex="Roboto"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4.00pt" fo:font-weight="normal" fo:font-family="Roboto" style:font-family-asian="Roboto" style:font-family-complex="Roboto"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4.00pt" fo:font-weight="normal" fo:font-family="Roboto" style:font-family-asian="Roboto" style:font-family-complex="Roboto" fo:background-color="transparent" style:use-window-font-color="true"/>
    </style:style>
    <style:style style:name="T180" style:family="text">
      <style:text-properties fo:font-size="14.00pt" fo:font-weight="bold" fo:font-family="Roboto" style:font-family-asian="Roboto" style:font-family-complex="Roboto" fo:background-color="transparent" style:use-window-font-color="true"/>
    </style:style>
    <style:style style:name="T181" style:family="text">
      <style:text-properties fo:font-size="14.00pt" fo:font-weight="normal" fo:font-family="Roboto" style:font-family-asian="Roboto" style:font-family-complex="Roboto"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6.00pt" fo:font-weight="bold" fo:font-family="Roboto" style:font-family-asian="Roboto" style:font-family-complex="Roboto"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4.00pt" fo:font-weight="normal" fo:font-family="Roboto" style:font-family-asian="Roboto" style:font-family-complex="Roboto" fo:background-color="transparent" style:use-window-font-color="true"/>
    </style:style>
    <style:style style:name="T186" style:family="text">
      <style:text-properties fo:font-size="14.00pt" fo:font-weight="bold" fo:font-family="Roboto" style:font-family-asian="Roboto" style:font-family-complex="Roboto" fo:background-color="transparent" style:use-window-font-color="true"/>
    </style:style>
    <style:style style:name="T187" style:family="text">
      <style:text-properties fo:font-size="14.00pt" fo:font-weight="normal" fo:font-family="Roboto" style:font-family-asian="Roboto" style:font-family-complex="Roboto"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4.00pt" fo:font-weight="normal" fo:font-family="Roboto" style:font-family-asian="Roboto" style:font-family-complex="Roboto"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4.00pt" fo:font-weight="normal" fo:font-family="Roboto" style:font-family-asian="Roboto" style:font-family-complex="Roboto" fo:background-color="transparent" style:use-window-font-color="true" fo:font-style="italic"/>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4.00pt" fo:font-weight="normal" fo:font-family="Roboto" style:font-family-asian="Roboto" style:font-family-complex="Roboto"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4.00pt" fo:font-weight="normal" fo:font-family="Roboto" style:font-family-asian="Roboto" style:font-family-complex="Roboto" fo:background-color="transparent" style:use-window-font-color="true" fo:font-style="italic"/>
    </style:style>
    <style:style style:name="T196" style:family="text">
      <style:text-properties fo:font-size="14.00pt" fo:font-weight="normal" fo:font-family="Roboto" style:font-family-asian="Roboto" style:font-family-complex="Roboto" fo:background-color="transparent" style:use-window-font-color="true" fo:font-style="italic"/>
    </style:style>
    <style:style style:name="T197" style:family="text">
      <style:text-properties fo:font-size="14.00pt" fo:font-weight="normal" fo:font-family="Roboto" style:font-family-asian="Roboto" style:font-family-complex="Roboto" fo:background-color="transparent" style:use-window-font-color="true" fo:font-style="italic"/>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4.00pt" fo:font-weight="normal" fo:font-family="Roboto" style:font-family-asian="Roboto" style:font-family-complex="Roboto" fo:background-color="transparent" style:use-window-font-color="true"/>
    </style:style>
    <style:style style:name="T200" style:family="text">
      <style:text-properties fo:font-size="14.00pt" fo:font-weight="bold" fo:font-family="Roboto" style:font-family-asian="Roboto" style:font-family-complex="Roboto" fo:background-color="transparent" style:use-window-font-color="true"/>
    </style:style>
    <style:style style:name="T201" style:family="text">
      <style:text-properties fo:font-size="14.00pt" fo:font-weight="normal" fo:font-family="Roboto" style:font-family-asian="Roboto" style:font-family-complex="Roboto" fo:background-color="transparent" style:use-window-font-color="true"/>
    </style:style>
    <style:style style:name="T202" style:family="text">
      <style:text-properties fo:font-size="14.00pt" fo:font-weight="bold" fo:font-family="Roboto" style:font-family-asian="Roboto" style:font-family-complex="Roboto" fo:background-color="transparent" style:use-window-font-color="true"/>
    </style:style>
    <style:style style:name="T203" style:family="text">
      <style:text-properties fo:font-size="14.00pt" fo:font-weight="normal" fo:font-family="Roboto" style:font-family-asian="Roboto" style:font-family-complex="Roboto" fo:background-color="transparent" style:use-window-font-color="true"/>
    </style:style>
    <style:style style:name="T204" style:family="text">
      <style:text-properties fo:font-size="14.00pt" fo:font-weight="bold" fo:font-family="Roboto" style:font-family-asian="Roboto" style:font-family-complex="Roboto" fo:background-color="transparent" style:use-window-font-color="true"/>
    </style:style>
    <style:style style:name="T205" style:family="text">
      <style:text-properties fo:font-size="14.00pt" fo:font-weight="normal" fo:font-family="Roboto" style:font-family-asian="Roboto" style:font-family-complex="Roboto" fo:background-color="transparent" style:use-window-font-color="true"/>
    </style:style>
    <style:style style:name="T206" style:family="text">
      <style:text-properties fo:font-size="14.00pt" fo:font-weight="bold" fo:font-family="Roboto" style:font-family-asian="Roboto" style:font-family-complex="Roboto" fo:background-color="transparent" style:use-window-font-color="true"/>
    </style:style>
    <style:style style:name="T207" style:family="text">
      <style:text-properties fo:font-size="14.00pt" fo:font-weight="normal" fo:font-family="Roboto" style:font-family-asian="Roboto" style:font-family-complex="Roboto"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4.00pt" fo:font-weight="normal" fo:font-family="Roboto" style:font-family-asian="Roboto" style:font-family-complex="Roboto"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4.00pt" fo:font-weight="normal" fo:font-family="Roboto" style:font-family-asian="Roboto" style:font-family-complex="Roboto" fo:background-color="transparent" style:use-window-font-color="true"/>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4.00pt" fo:font-weight="normal" fo:font-family="Roboto" style:font-family-asian="Roboto" style:font-family-complex="Roboto"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4.00pt" fo:font-weight="normal" fo:font-family="Roboto" style:font-family-asian="Roboto" style:font-family-complex="Roboto"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4.00pt" fo:font-weight="normal" fo:font-family="Roboto" style:font-family-asian="Roboto" style:font-family-complex="Roboto" fo:background-color="transparent" style:use-window-font-color="true"/>
    </style:style>
    <style:style style:name="T218" style:family="text">
      <style:text-properties fo:font-size="14.00pt" fo:font-weight="bold" fo:font-family="Roboto" style:font-family-asian="Roboto" style:font-family-complex="Roboto" fo:background-color="transparent" style:use-window-font-color="true"/>
    </style:style>
    <style:style style:name="T219" style:family="text">
      <style:text-properties fo:font-size="14.00pt" fo:font-weight="normal" fo:font-family="Roboto" style:font-family-asian="Roboto" style:font-family-complex="Roboto"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6.00pt" fo:font-weight="bold" fo:font-family="Roboto" style:font-family-asian="Roboto" style:font-family-complex="Roboto" fo:background-color="transparent" style:use-window-font-color="true"/>
    </style:style>
    <style:style style:name="T222" style:family="text">
      <style:text-properties fo:font-size="14.00pt" fo:font-weight="normal" fo:font-family="Roboto" style:font-family-asian="Roboto" style:font-family-complex="Roboto" fo:background-color="transparent" style:use-window-font-color="true"/>
    </style:style>
    <style:style style:name="T223" style:family="text">
      <style:text-properties fo:font-size="14.00pt" fo:font-weight="bold" fo:font-family="Roboto" style:font-family-asian="Roboto" style:font-family-complex="Roboto" fo:background-color="transparent" style:use-window-font-color="true"/>
    </style:style>
    <style:style style:name="T224" style:family="text">
      <style:text-properties fo:font-size="14.00pt" fo:font-weight="normal" fo:font-family="Roboto" style:font-family-asian="Roboto" style:font-family-complex="Roboto" fo:background-color="transparent" style:use-window-font-color="true"/>
    </style:style>
    <style:style style:name="T225" style:family="text">
      <style:text-properties fo:font-size="14.00pt" fo:font-weight="bold" fo:font-family="Roboto" style:font-family-asian="Roboto" style:font-family-complex="Roboto" fo:background-color="transparent" style:use-window-font-color="true"/>
    </style:style>
    <style:style style:name="T226" style:family="text">
      <style:text-properties fo:font-size="14.00pt" fo:font-weight="normal" fo:font-family="Roboto" style:font-family-asian="Roboto" style:font-family-complex="Roboto" fo:background-color="transparent" style:use-window-font-color="true"/>
    </style:style>
    <style:style style:name="T227" style:family="text">
      <style:text-properties fo:font-size="14.00pt" fo:font-weight="bold" fo:font-family="Roboto" style:font-family-asian="Roboto" style:font-family-complex="Roboto" fo:background-color="transparent" style:use-window-font-color="true"/>
    </style:style>
    <style:style style:name="T228" style:family="text">
      <style:text-properties fo:font-size="14.00pt" fo:font-weight="normal" fo:font-family="Roboto" style:font-family-asian="Roboto" style:font-family-complex="Roboto" fo:background-color="transparent" style:use-window-font-color="true"/>
    </style:style>
    <style:style style:name="T229" style:family="text">
      <style:text-properties fo:font-size="14.00pt" fo:font-weight="bold" fo:font-family="Roboto" style:font-family-asian="Roboto" style:font-family-complex="Roboto" fo:background-color="transparent" style:use-window-font-color="true"/>
    </style:style>
    <style:style style:name="T230" style:family="text">
      <style:text-properties fo:font-size="14.00pt" fo:font-weight="normal" fo:font-family="Roboto" style:font-family-asian="Roboto" style:font-family-complex="Roboto" fo:background-color="transparent" style:use-window-font-color="true"/>
    </style:style>
    <style:style style:name="T231" style:family="text">
      <style:text-properties fo:font-size="16.00pt" fo:font-weight="bold" fo:font-family="Roboto" style:font-family-asian="Roboto" style:font-family-complex="Roboto"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4.00pt" fo:font-weight="normal" fo:font-family="Roboto" style:font-family-asian="Roboto" style:font-family-complex="Roboto"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15.00%" fo:text-align="left" fo:margin-bottom="10.00pt"/>
    </style: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00.00%" fo:text-align="left" fo:margin-left="-18.00pt" fo:text-indent="18.00pt"/>
    </style:style>
    <style:style style:name="P7" style:family="paragraph">
      <style:paragraph-properties fo:line-height="100.00%" fo:text-align="left"/>
    </style:style>
    <text:list-style style:name="L8">
      <text:list-level-style-bullet text:level="1" text:bullet-char="•">
        <style:list-level-properties text:space-before="0.00pt" text:min-label-width="18.00pt"/>
        <style:text-properties fo:font-family="Symbol"/>
      </text:list-level-style-bullet>
    </text:list-style>
    <style:style style:name="P8" style:family="paragraph">
      <style:paragraph-properties fo:line-height="100.00%" fo:text-align="left" fo:margin-left="-18.00pt" fo:text-indent="18.00pt"/>
    </style:style>
    <style:style style:name="P9" style:family="paragraph">
      <style:paragraph-properties fo:line-height="100.00%" fo:text-align="left"/>
    </style:style>
    <style:style style:name="P10" style:family="paragraph">
      <style:paragraph-properties fo:line-height="115.00%" fo:text-align="left" fo:margin-bottom="10.00pt"/>
    </style:style>
    <style:style style:name="P11" style:family="paragraph">
      <style:paragraph-properties fo:line-height="100.00%" fo:text-align="left"/>
    </style:style>
  </office:automatic-styles>
  <office:body>
    <office:text>
      <text:p text:style-name="P1"><text:span text:style-name="T1">Descripción funcional</text:span></text:p>
      <text:p text:style-name="P1"><text:span text:style-name="T2"/></text:p>
      <text:p text:style-name="P1"><text:span text:style-name="T3"><text:tab/>ESINAIT es un juego de género battle royale. El funcionamiento general del juego se basa en el comienzo de una partida de varios jugadores lanzada por medio de un menú que permite acceso a diversas opciones de personalización y de registro y acceso de jugadores.</text:span></text:p>
      <text:p text:style-name="P1"><text:span text:style-name="T4"/></text:p>
      <text:p text:style-name="P1"><text:span text:style-name="T5"><text:tab/>Una vez dentro de la fase de juego, se genera aleatoriamente un orden de turnos entre los jugadores que se encuentren dentro de la partida. Tras ello, se mostrará un menú de juego con varias acciones, tales como moverse, atacar a otros jugadores, regenerarse la vida y equiparse objetos. Estas acciones podrán realizarse dentro de un mapa circular, y estarán permitidas dependiendo de si entran dentro del rango del mapa. </text:span></text:p>
      <text:p text:style-name="P1"><text:span text:style-name="T6"/></text:p>
      <text:p text:style-name="P1"><text:span text:style-name="T7"><text:tab/>La partida acabará cuando solo quede un jugador con vida.</text:span></text:p>
      <text:p text:style-name="P1"><text:span text:style-name="T8"/></text:p>
      <text:p text:style-name="P1"><text:span text:style-name="T9">Descomposición del problema</text:span></text:p>
      <text:p text:style-name="P1"><text:span text:style-name="T10"/></text:p>
      <text:p text:style-name="P1"><text:span text:style-name="T11"><text:tab/>Para la descomposición del programa en módulos usamos una descomposición por tareas, de tal forma que a cada miembro del grupo le correspondiese un bloque del proyecto. Las tareas de los módulos son:</text:span></text:p>
      <text:p text:style-name="P1"><text:span text:style-name="T12"/></text:p>
      <text:p text:style-name="P1"><text:span text:style-name="T13">-Pasar la información de los ficheros a las estructuras del programa, y al acabar la ejecución pasa los datos de vuelta a los ficheros.</text:span></text:p>
      <text:p text:style-name="P1"><text:span text:style-name="T14"/></text:p>
      <text:p text:style-name="P1"><text:span text:style-name="T15">-Permitir al usuario acceder al menú principal, a través de un inicio de sesión, y poder ejecutar las funciones de este menú.</text:span></text:p>
      <text:p text:style-name="P1"><text:span text:style-name="T16"/></text:p>
      <text:p text:style-name="P1"><text:span text:style-name="T17">-Al dar comienzo la partida, se encarga de generar los turnos aleatorios de los jugadores que se encuentran en partida, así como de la generación de los objetos y jugadores por el mapa.</text:span></text:p>
      <text:p text:style-name="P1"><text:span text:style-name="T18"/></text:p>
      <text:p text:style-name="P1"><text:span text:style-name="T19">-Una vez comenzada la partida, permite al jugador acceder al menú de la partida, desde el cual podrá realizar todas las acciones del juego, como moverse, atacar o curarse.</text:span></text:p>
      <text:p text:style-name="P1"><text:span text:style-name="T20"/></text:p>
      <text:p text:style-name="P1"><text:span text:style-name="T21">Descripción de los módulos</text:span></text:p>
      <text:p text:style-name="P1"><text:span text:style-name="T22"/></text:p>
      <text:p text:style-name="P1"><text:span text:style-name="T23">1. Estructuras y ficheros</text:span></text:p>
      <text:p text:style-name="P1"><text:span text:style-name="T24"/></text:p>
      <text:p text:style-name="P1"><text:span text:style-name="T25"><text:tab/>Este módulo lleva a cabo dos tareas, transferir la información de los ficheros a los registros al comenzar la ejecución del programa, y volver a pasar la información de las estructuras a los ficheros antes de salir del programa. También se realiza la definición de las estructuras que van a usarse. </text:span></text:p>
      <text:p text:style-name="P1"><text:span text:style-name="T26"/></text:p>
      <text:p text:style-name="P1"><text:span text:style-name="T27"><text:tab/>Las estructuras de datos utilizadas son:<text:s/></text:span><text:span text:style-name="T28">r_bag</text:span><text:span text:style-name="T29"><text:s/>(para almacenar información de la mochila),<text:s/></text:span><text:span text:style-name="T30">r_player</text:span><text:span text:style-name="T31"><text:s/>(para guardar los datos de cada jugador, incluyendo su mochila),<text:s/></text:span><text:span text:style-name="T32">r_item<text:s/></text:span><text:span text:style-name="T33">(para los datos de los objetos),<text:s/></text:span><text:span text:style-name="T34">r_storm<text:s/></text:span><text:span text:style-name="T35">(para la tormenta de la partida),<text:s/></text:span><text:span text:style-name="T36">r_coord<text:s/></text:span><text:span text:style-name="T37">(para guardar los jugadores y objetos que se encuentran en partida y sus coordenadas),<text:s/></text:span><text:span text:style-name="T38">r_config<text:s/></text:span><text:span text:style-name="T39">(para guardar la información de los ajustes) y<text:s/></text:span><text:span text:style-name="T40">r_elem<text:s/></text:span><text:span text:style-name="T41">(para mantener guardado el número de elementos de cada registro).</text:span></text:p>
      <text:p text:style-name="P1"><text:span text:style-name="T42"/></text:p>
      <text:p text:style-name="P1"><text:span text:style-name="T43"><text:tab/>Para la<text:s/></text:span><text:span text:style-name="T44">primera tarea</text:span><text:span text:style-name="T45">, utilizo una función para cada fichero del que quiero conseguir la información. El procedimiento que llevan a cabo cada una de estas funciones es el mismo, excepto en el caso de la mochila. </text:span></text:p>
      <text:p text:style-name="P1"><text:span text:style-name="T46"/></text:p>
      <text:p text:style-name="P1"><text:span text:style-name="T47">Primero leo una línea del fichero, con la función “fgets”, luego separo la cadena leída por partes, usando la función “strtok”, y ya le paso cada trozo al elemento de la estructura que corresponda.</text:span></text:p>
      <text:p text:style-name="P1"><text:span text:style-name="T47"><text:tab/>En el caso de la mochila, el procedimiento varía ya que esta estructura se encuentra dentro de la estructura de los jugadores. En este caso, primero guardo en un vector auxiliar los nombres de los jugadores que aparecen en el fichero de las mochilas, luego elijo un nombre, cuento el número de objetos que tiene, encuentro donde aparece en el vector de los jugadores y ya leo la línea del fichero para guardar los datos en la estructura.</text:span></text:p>
      <text:p text:style-name="P1"><text:span text:style-name="T48"/></text:p>
      <text:p text:style-name="P1"><text:span text:style-name="T49"><text:tab/></text:span><text:span text:style-name="T50">Para la<text:s/></text:span><text:span text:style-name="T51">segunda tarea</text:span><text:span text:style-name="T52">, vuelvo a utilizar una función para cada fichero en el que hay que almacenar la información. El procedimiento seguido es igual en todas las funciones a excepción de la que se encarga de la mochila.</text:span></text:p>
      <text:p text:style-name="P1"><text:span text:style-name="T53"/></text:p>
      <text:p text:style-name="P1"><text:span text:style-name="T54">Consiste en utilizar un bucle que vaya iterando por todos los elementos del vector de la estructura correspondiente, y vaya escribiendo en el fichero los datos de ese elemento. Tiene que usar el mismo formato que el que detecta la función de la primera tarea. Es por eso que hay que introducir un salto de línea al acabar de escribir cada elemento, excepto en el caso de el último elemento.</text:span></text:p>
      <text:p text:style-name="P1"><text:span text:style-name="T54"><text:tab/>Para la mochila, cuento el número de objetos que tiene cada jugador, y mediante un bucle, voy escribiendo elemento a elemento cada objeto. También realizo una comprobación de si es el primer objeto que se escribe en el fichero, para así saber si hay que introducir un salto de línea o no. </text:span></text:p>
      <text:p text:style-name="P1"><text:span text:style-name="T55"/></text:p>
      <text:p text:style-name="P1"><text:span text:style-name="T56">2. Menú principal</text:span></text:p>
      <text:p text:style-name="P1"><text:span text:style-name="T57"/></text:p>
      <text:p text:style-name="P1"><text:span text:style-name="T58"><text:tab/>Este módulo se encarga de permitir el acceso de los jugadores al sistema y de poder realizar acciones dentro del menú principal que repercutirán dentro del juego de una forma u otra.</text:span></text:p>
      <text:p text:style-name="P1"><text:span text:style-name="T59"/></text:p>
      <text:p text:style-name="P1"><text:span text:style-name="T60"><text:tab/>El módulo lo he hecho de tal manera que englobe todas las funciones dentro de una llama menú principal, que consta de un bucle que va iterando dependiendo del valor de dos variables por medio de una disyunción, ya que se estudia el caso correspondiente (que el usuario sea administrador o jugador). A su vez, dentro del bucle existe una variable que determina si se llama a la función login o no. Esto es debido a que por medio de algunos caminos se puede necesitar llamar a esta función, como por ejemplo al cambiar de jugador. Tras esto, se analiza el tipo de usuario (“adm o jgd”), y dependiendo de eso, se le muestra un menú u otro con diferentes funciones.</text:span></text:p>
      <text:p text:style-name="P1"><text:span text:style-name="T61"/></text:p>
      <text:p text:style-name="P1"><text:span text:style-name="T62"><text:tab/>El menú de<text:s/></text:span><text:span text:style-name="T63">jugador</text:span><text:span text:style-name="T64"><text:s/>está mas limitado que el de administrador.<text:tab/></text:span></text:p>
      <text:p text:style-name="P1"><text:span text:style-name="T64">Consta de la función de jugar, que cambia el estado del jugador en cuestión a “EE” y analiza por si se puede empezar la partida automáticamente. La función ver_perfil se encarga de mostrar las estadisticas del jugador y permite modificarlas. La tienda permite comprar objetos y munición. Realizando las correspondientes comprobaciones, se añadirá solo munición, el objeto con su correspondiente munición o nada, en caso de que el dinero sea insuficiente. En caso de que se quiera cambiar de jugador. Se cambia la variable de control al valor correspondiente y sale del switch, de forma que el bucle do while vuelve a iterar, coincidiendo el valor de la variable de control con el del condicional, por tanto, se llama a la función login.</text:span></text:p>
      <text:p text:style-name="P1"><text:span text:style-name="T65"/></text:p>
      <text:p text:style-name="P1"><text:span text:style-name="T66"><text:tab/>El menú de<text:s/></text:span><text:span text:style-name="T67">administrador</text:span><text:span text:style-name="T68"><text:s/>comparte las funciones de jugar, ver perfil, tiendas, y tiene la opción de cambiar de jugador. Pero, además, tiene funciones exclusivas, como la función de comienzo forzoso, que empieza la partida con los jugadores que se encuentren en “EE”, sin necesidad de ser el número máximo. La función de ajustes permite cambiar la configuración general, la configuración de los objetos y de la tormenta.</text:span></text:p>
      <text:p text:style-name="P1"><text:span text:style-name="T69"/></text:p>
      <text:p text:style-name="P1"><text:span text:style-name="T70">3. Comienzo de la partida</text:span></text:p>
      <text:p text:style-name="P1"><text:span text:style-name="T71"/></text:p>
      <text:p text:style-name="P1"><text:span text:style-name="T72"><text:tab/>hola</text:span></text:p>
      <text:p text:style-name="P1"><text:span text:style-name="T73"/></text:p>
      <text:p text:style-name="P1"><text:span text:style-name="T74">4. Menú de la partida</text:span></text:p>
      <text:p text:style-name="P1"><text:span text:style-name="T75"/></text:p>
      <text:p text:style-name="P2"><text:span text:style-name="T76"><text:tab/></text:span><text:span text:style-name="T77">Este módulo se encargará de dirigir las diferentes tareas que podemos realizar una vez los jugadores están dentro de la partida.</text:span></text:p>
      <text:p text:style-name="P2"><text:span text:style-name="T78"/></text:p>
      <text:p text:style-name="P2"><text:span text:style-name="T79">Estas acciones son:<text:s/></text:span><text:span text:style-name="T80">mostrar_mochila<text:s/></text:span><text:span text:style-name="T81">( permite al jugador poder ver el contenido de su mochila),<text:s/></text:span><text:span text:style-name="T82">mover_posición</text:span><text:span text:style-name="T83"><text:s/>(permite el movimiento del jugador hacia las cuatro direcciones: arriba, abajo, izquierda y derecha. Si el jugador al realizar un movimiento sale del mapa/tormenta, queda eliminado),</text:span><text:span text:style-name="T84">objetos_y_enemigos_cercanos<text:s/></text:span><text:span text:style-name="T85">(permite al jugador saber si hay objetos cercanos y dependiendo de un rango definido en la estructura, recoger objetos si el jugador se encuentra dentro del rango de recoger objetos),<text:s/></text:span><text:span text:style-name="T86">pos_actual<text:s/></text:span><text:span text:style-name="T87">(muestra la posición actual del jugador),<text:s/></text:span><text:span text:style-name="T88">pos_tormenta</text:span><text:span text:style-name="T89"><text:s/>(muestra la posición actual de la tormenta y<text:s/></text:span><text:span text:style-name="T90">volver_menu<text:s/></text:span><text:span text:style-name="T91">(permite al jugador volver a un menu intermedio al menu principal).</text:span></text:p>
      <text:p text:style-name="P2"><text:span text:style-name="T92"/></text:p>
      <text:p text:style-name="P2"><text:span text:style-name="T93">Para la<text:s/></text:span><text:span text:style-name="T94">primera tarea,<text:s/></text:span><text:span text:style-name="T95">he utilizado un bucle "for" que compara si en la estructura bag, la cadena bag[i = numero de jugador].id_item es la misma que item[numero de jugador].id. De esta forma si estas cadenas coindiden, entonces sabemos que ese objeto pertenece al jugador "i".</text:span></text:p>
      <text:p text:style-name="P2"><text:span text:style-name="T95">Finalmente imprimo para mostrar por pantalla el contenido.<text:s/></text:span><text:span text:style-name="T96"/></text:p>
      <text:p text:style-name="P2"><text:span text:style-name="T97">Para la<text:s/></text:span><text:span text:style-name="T98">segunda tarea,<text:s/></text:span><text:span text:style-name="T99">utlilizando las funciones del modulo comienzo_partida, calculo si el jugador al realizar los movimientos(arriba, abajo, izquierda, derecha) quedan fuera del mapa. Si quedan fuera, guardo en una variable verdad, si no, guardo falso.</text:span></text:p>
      <text:p text:style-name="P2"><text:span text:style-name="T99">Una vez calculado lo anterior, muestro un menú que contiene los posibles movimientos a realizar y con una estructura "switch" regulo cada uno de ellos. </text:span></text:p>
      <text:p text:style-name="P2"><text:span text:style-name="T99">La condición de salida del bucle la marca una variable que se altera si el jugador selecciona un movimiento que hace que salga del mapa.</text:span><text:span text:style-name="T100"/></text:p>
      <text:p text:style-name="P2"><text:span text:style-name="T101">Para la<text:s/></text:span><text:span text:style-name="T102">tercera tarea,<text:s/></text:span><text:span text:style-name="T103">primero inicializo con un blucle for "i" y que sea menos que las coordenadas. Luego si i es distinto del número de jugador y además las cadenas de<text:s/></text:span><text:span text:style-name="T104">coord[i].type<text:s/></text:span><text:span text:style-name="T105">con<text:s/></text:span><text:span text:style-name="T106">JGD</text:span><text:span text:style-name="T107"><text:s/>coinciden, calculo las distancias de los jugadores siempre que sean igual o menor que el rango de visión establecido en la estructura<text:s/></text:span><text:span text:style-name="T108">r_config</text:span><text:span text:style-name="T109">.</text:span></text:p>
      <text:p text:style-name="P2"><text:span text:style-name="T109">Si no coinciden, entonces comparo<text:s/></text:span><text:span text:style-name="T110">coord[i].type<text:s/></text:span><text:span text:style-name="T111">con<text:s/></text:span><text:span text:style-name="T112">OBJ<text:s/></text:span><text:span text:style-name="T113">y si coinciden, entonces calculo las distancias de los objetos siempre que sean menor o igual a la distancia de recogida de objetos, tambien establecida en la estructura<text:s/></text:span><text:span text:style-name="T114">r_config</text:span><text:span text:style-name="T115">.</text:span></text:p>
      <text:p text:style-name="P2"><text:span text:style-name="T115">Para la<text:s/></text:span><text:span text:style-name="T116">cuarta tarea,<text:s/></text:span><text:span text:style-name="T117">realizo un printf de las coordenas(x,y) del jugador en turno.</text:span></text:p>
      <text:p text:style-name="P2"><text:span text:style-name="T117">Finalmente añado un system("pause") y un system("cls") para dar una sensación extra de orden al menú.</text:span></text:p>
      <text:p text:style-name="P2"><text:span text:style-name="T117">Para la<text:s/></text:span><text:span text:style-name="T118">quinta tarea,<text:s/></text:span><text:span text:style-name="T119">realizo un printf de la posicion de la tormenta(x,y) actual, junto con un system("pause") y un system("cls") .</text:span></text:p>
      <text:p text:style-name="P2"><text:span text:style-name="T119">Para la<text:s/></text:span><text:span text:style-name="T120">sexta tarea,<text:s/></text:span><text:span text:style-name="T121">simplemente vuelve al mostrar el menu principal y deja la partida en pausa.</text:span><text:span text:style-name="T122"/></text:p>
      <text:p text:style-name="P3"><text:span text:style-name="T123"/></text:p>
      <text:p text:style-name="P3"><text:span text:style-name="T124"/></text:p>
      <text:p text:style-name="P3"><text:span text:style-name="T125">Proceso de instalación y ejecución</text:span></text:p>
      <text:p text:style-name="P3"><text:span text:style-name="T126"/></text:p>
      <text:p text:style-name="P3"><text:span text:style-name="T127"><text:tab/>Para la instalación del programa solo es necesario tener los archivos de la carpeta “Esinait” en tu ordenador.</text:span></text:p>
      <text:p text:style-name="P3"><text:span text:style-name="T127">Para la ejecución basta con abrir el proyecto “Esinait.cbp”, incluido en la carpeta, con un entorno de desarrollo que soporte el lenguaje C, como Codeblocks o Dev-C++. Luego habría que compilar y ejecutar el código.</text:span></text:p>
      <text:p text:style-name="P3"><text:span text:style-name="T128"/></text:p>
      <text:p text:style-name="P3"><text:span text:style-name="T129">Manual de usuario</text:span><text:span text:style-name="T130"><text:s/></text:span></text:p>
      <text:p text:style-name="P3"><text:span text:style-name="T131"/></text:p>
      <text:p text:style-name="P3"><text:span text:style-name="T132"><text:tab/>Hola</text:span></text:p>
      <text:p text:style-name="P3"><text:span text:style-name="T133"/></text:p>
      <text:p text:style-name="P3"><text:span text:style-name="T134">Casos de prueba</text:span></text:p>
      <text:p text:style-name="P3"><text:span text:style-name="T135"/></text:p>
      <text:p text:style-name="P3"><text:span text:style-name="T136">1. Estructuras y ficheros</text:span></text:p>
      <text:p text:style-name="P3"><text:span text:style-name="T137"/></text:p>
      <text:p text:style-name="P3"><text:span text:style-name="T138">Las pruebas que voy a realizar son las de caja blanca y de caja negra.</text:span></text:p>
      <text:p text:style-name="P3"><text:span text:style-name="T139"/></text:p>
      <text:p text:style-name="P3"><text:span text:style-name="T140">Para la prueba de<text:s/></text:span><text:span text:style-name="T141">caja blanca</text:span><text:span text:style-name="T142">, voy a utilizar la función “stg_struct” que se encarga de transferir la información del fichero de la Tormenta a la estructura correspondiente.</text:span></text:p>
      <text:p text:style-name="P3"><text:span text:style-name="T143"/></text:p>
      <text:p text:style-name="P3"><text:span text:style-name="T144">Para llevar a cabo la prueba primero es necesario generar el CFD, y simplificarlo para poder calcular la complejidad ciclomática.</text:span></text:p>
      <text:p text:style-name="P3"><text:span text:style-name="T145"/></text:p>
      <text:p text:style-name="P3"><text:span text:style-name="T146">La fórmula de la complejidad ciclomática es:</text:span></text:p>
      <text:p text:style-name="P3"><text:span text:style-name="T146"><text:tab/></text:span><text:span text:style-name="T147">V(G) = NA<text:s/></text:span><text:span text:style-name="T148">–</text:span><text:span text:style-name="T149"><text:s/>NN + 2</text:span></text:p>
      <text:p text:style-name="P3"><text:span text:style-name="T150"/></text:p>
      <text:p text:style-name="P3"><text:span text:style-name="T151">Donde NA es el número de aristas y NN el número de nodos.</text:span></text:p>
      <text:p text:style-name="P3"><text:span text:style-name="T152"/></text:p>
      <text:p text:style-name="P3"><draw:frame text:anchor-type="as-char" svg:width="79.90mm" svg:height="76.99mm" style:rel-width="scale" style:rel-height="scale"><draw:object-ole xlink:href="OleObj1"/><draw:image xlink:href="ObjectReplacements/OleObj1"/></draw:frame><draw:frame text:anchor-type="as-char" svg:width="56.09mm" svg:height="138.91mm" style:rel-width="scale" style:rel-height="scale"><draw:object-ole xlink:href="OleObj2"/><draw:image xlink:href="ObjectReplacements/OleObj2"/></draw:frame><draw:frame text:anchor-type="as-char" svg:width="78.32mm" svg:height="105.30mm" style:rel-width="scale" style:rel-height="scale"><draw:object-ole xlink:href="OleObj3"/><draw:image xlink:href="ObjectReplacements/OleObj3"/></draw:frame><draw:frame text:anchor-type="as-char" svg:width="78.32mm" svg:height="138.91mm" style:rel-width="scale" style:rel-height="scale"><draw:object-ole xlink:href="OleObj4"/><draw:image xlink:href="ObjectReplacements/OleObj4"/></draw:frame><text:span text:style-name="T152"/></text:p>
      <text:p text:style-name="P3"><text:span text:style-name="T152"/></text:p>
      <text:p text:style-name="P3"><text:span text:style-name="T153">El número de<text:s/></text:span><text:span text:style-name="T154">aristas</text:span><text:span text:style-name="T155"><text:s/>NA es<text:s/></text:span><text:span text:style-name="T156">11</text:span><text:span text:style-name="T157"><text:s/>y el número de<text:s/></text:span><text:span text:style-name="T158">nodos</text:span><text:span text:style-name="T159"><text:s/>es<text:s/></text:span><text:span text:style-name="T160">8</text:span><text:span text:style-name="T161">, por lo que la complejidad ciclomática es de 5.</text:span></text:p>
      <text:p text:style-name="P3"><text:span text:style-name="T161">Esto expresa que el<text:s/></text:span><text:span text:style-name="T162">número de caminos linealmente independientes</text:span><text:span text:style-name="T163"><text:s/>que puede tomar la función<text:s/></text:span><text:span text:style-name="T164">es de 5</text:span><text:span text:style-name="T165">.</text:span></text:p>
      <text:p text:style-name="P3"><text:span text:style-name="T166"/></text:p>
      <text:p text:style-name="P3"><text:span text:style-name="T167">Estos caminos son:</text:span></text:p>
      <text:p text:style-name="P3"><text:span text:style-name="T167">-1, fin</text:span></text:p>
      <text:p text:style-name="P3"><text:span text:style-name="T167">-1, 2, 4, fin</text:span></text:p>
      <text:p text:style-name="P3"><text:span text:style-name="T167">-1, 2, 3, 4, fin</text:span></text:p>
      <text:p text:style-name="P3"><text:span text:style-name="T167">-1, 2, 3, 5, 7, 3, 4, fin</text:span></text:p>
      <text:p text:style-name="P3"><text:span text:style-name="T167">-1, 2, 3, 5, 6, 7, 3, 4, fin</text:span></text:p>
      <text:p text:style-name="P3"><text:span text:style-name="T168"/></text:p>
      <text:p text:style-name="P3"><text:span text:style-name="T169">Ahora solo faltaría comprobar que para todos los caminos, el resultado es el esperado. </text:span></text:p>
      <text:p text:style-name="P3"><text:span text:style-name="T169">Estos caminos se corresponden con:</text:span></text:p>
      <text:p text:style-name="P3"><text:span text:style-name="T169">-El número de elementos del fichero es igual a 0.</text:span></text:p>
      <text:p text:style-name="P3"><text:span text:style-name="T170"/></text:p>
      <text:p text:style-name="P3"><text:span text:style-name="T171">-El número de elementos del fichero es mayor que 0, pero la apertura del fichero da error.</text:span></text:p>
      <text:p text:style-name="P3"><text:span text:style-name="T172"/></text:p>
      <text:p text:style-name="P3"><text:span text:style-name="T173">-El número de elementos es mayor que 0, la apertura es correcta, y sale del bucle.</text:span></text:p>
      <text:p text:style-name="P3"><text:span text:style-name="T174"/></text:p>
      <text:p text:style-name="P3"><text:span text:style-name="T175">-El número de elementos es mayor que 0, la apertura es correcta, entra en el bucle, no es el último elemento del fichero, hago la lectura y copia de los elementos del fichero en la estructura y salgo del bucle.</text:span></text:p>
      <text:p text:style-name="P3"><text:span text:style-name="T176"/></text:p>
      <text:p text:style-name="P3"><text:span text:style-name="T177">-El número de elementos es mayor que 0, la apertura es correcta, entra en el bucle, es el último elemento del fichero, hago la lectura y copia de los elementos del fichero en la estructura y salgo del bucle.</text:span></text:p>
      <text:p text:style-name="P3"><text:span text:style-name="T178"/></text:p>
      <text:p text:style-name="P3"><text:span text:style-name="T179"><text:tab/>Para la prueba de<text:s/></text:span><text:span text:style-name="T180">caja negra</text:span><text:span text:style-name="T181">, utilizo la función “intToStr”, que recibe como parámetro un número entero, y devuelve el mismo número en forma de cadena. Este número ha de ser positivo y menor que 10000.</text:span></text:p>
      <text:p text:style-name="P3"><text:span text:style-name="T181">Por lo tanto, los casos que hay que comprobar son cuando el valor que se le pasa es 0, 9999, 1, 9998 y los casos extremos, -1 y 10000.</text:span></text:p>
      <text:p text:style-name="P3"><text:span text:style-name="T182"/></text:p>
      <text:p text:style-name="P3"><text:span text:style-name="T183">2. Menú principal</text:span></text:p>
      <text:p text:style-name="P3"><text:span text:style-name="T184"/></text:p>
      <text:p text:style-name="P3"><text:span text:style-name="T185"><text:tab/>Para la prueba de<text:s/></text:span><text:span text:style-name="T186">caja blanca</text:span><text:span text:style-name="T187"><text:s/>utilizaré la función jugar, que se encarga de cambiar el estado del jugador a “EE” y de comprobar si el número de jugadores en ese estado es suficiente para iniciar la partida.</text:span></text:p>
      <text:p text:style-name="P3"><text:span text:style-name="T187"><text:tab/>Para ello, generamos el CFD, y lo simplificamos</text:span></text:p>
      <text:p text:style-name="P3"><text:span text:style-name="T188"/></text:p>
      <text:p text:style-name="P3"><text:span text:style-name="T188"/></text:p>
      <text:p text:style-name="P3"><text:span text:style-name="T188"/></text:p>
      <text:p text:style-name="P3"><text:span text:style-name="T188"/></text:p>
      <text:p text:style-name="P3"><text:span text:style-name="T188"/></text:p>
      <text:p text:style-name="P3"><text:span text:style-name="T188"/></text:p>
      <text:p text:style-name="P3"><text:span text:style-name="T189"><text:tab/>1.<text:tab/><text:tab/><text:tab/><text:tab/><text:tab/><text:tab/><text:tab/>2.</text:span></text:p>
      <text:p text:style-name="P4"><draw:frame text:anchor-type="as-char" svg:width="78.32mm" svg:height="97.90mm" style:rel-width="scale" style:rel-height="scale"><draw:object-ole xlink:href="OleObj5"/><draw:image xlink:href="ObjectReplacements/OleObj5"/></draw:frame><draw:frame text:anchor-type="as-char" svg:width="74.88mm" svg:height="98.43mm" style:rel-width="scale" style:rel-height="scale"><draw:object-ole xlink:href="OleObj6"/><draw:image xlink:href="ObjectReplacements/OleObj6"/></draw:frame><draw:frame text:anchor-type="as-char" svg:width="76.46mm" svg:height="94.72mm" style:rel-width="scale" style:rel-height="scale"><draw:object-ole xlink:href="OleObj7"/><draw:image xlink:href="ObjectReplacements/OleObj7"/></draw:frame><text:span text:style-name="T191">3.<text:tab/><text:tab/><text:tab/><text:tab/><text:tab/><text:tab/><text:tab/>4.</text:span></text:p>
      <text:p text:style-name="P5"><draw:frame text:anchor-type="as-char" svg:width="86.78mm" svg:height="96.84mm" style:rel-width="scale" style:rel-height="scale"><draw:object-ole xlink:href="OleObj8"/><draw:image xlink:href="ObjectReplacements/OleObj8"/></draw:frame><text:span text:style-name="T192"/></text:p>
      <text:p text:style-name="P5"><text:span text:style-name="T192"/></text:p>
      <text:p text:style-name="P5"><text:span text:style-name="T192"/></text:p>
      <text:p text:style-name="P5"><text:span text:style-name="T192"/></text:p>
      <text:p text:style-name="P5"><text:span text:style-name="T192"/></text:p>
      <text:p text:style-name="P5"><text:span text:style-name="T192"/></text:p>
      <text:p text:style-name="P5"><text:span text:style-name="T192"/></text:p>
      <text:p text:style-name="P5"><text:span text:style-name="T192"/></text:p>
      <text:p text:style-name="P5"><text:span text:style-name="T192"/></text:p>
      <text:p text:style-name="P5"><text:span text:style-name="T192"/></text:p>
      <text:p text:style-name="P5"><text:span text:style-name="T192"/></text:p>
      <text:p text:style-name="P5"><text:span text:style-name="T192"/></text:p>
      <text:p text:style-name="P5"><text:span text:style-name="T192"/></text:p>
      <text:p text:style-name="P5"><text:span text:style-name="T192"/></text:p>
      <text:p text:style-name="P5"><text:span text:style-name="T192"/></text:p>
      <text:p text:style-name="P5"><text:span text:style-name="T192"/></text:p>
      <text:p text:style-name="P5"><text:span text:style-name="T192"/></text:p>
      <text:p text:style-name="P5"><text:span text:style-name="T192"/></text:p>
      <text:p text:style-name="P5"><text:span text:style-name="T192"/></text:p>
      <text:p text:style-name="P5"><text:span text:style-name="T193">La fórmula de la complejidad ciclomática es:</text:span></text:p>
      <text:p text:style-name="P5"><text:span text:style-name="T194"/></text:p>
      <text:p text:style-name="P5"><text:span text:style-name="T195"><text:tab/>V(G) = NA<text:s/></text:span><text:span text:style-name="T196">–</text:span><text:span text:style-name="T197"><text:s/>NN + 2</text:span></text:p>
      <text:p text:style-name="P5"><text:span text:style-name="T198"/></text:p>
      <text:p text:style-name="P5"><text:span text:style-name="T199">Donde NA es el número de aristas y NN el número de nodos.</text:span></text:p>
      <text:p text:style-name="P5"><text:span text:style-name="T199">El número de<text:s/></text:span><text:span text:style-name="T200">aristas</text:span><text:span text:style-name="T201"><text:s/>NA es<text:s/></text:span><text:span text:style-name="T202">11</text:span><text:span text:style-name="T203"><text:s/>y el número de<text:s/></text:span><text:span text:style-name="T204">nodos</text:span><text:span text:style-name="T205"><text:s/>es<text:s/></text:span><text:span text:style-name="T206">8</text:span><text:span text:style-name="T207">, por lo que la complejidad ciclomática es de 5.</text:span></text:p>
      <text:p text:style-name="P5"><text:span text:style-name="T208"/></text:p>
      <text:p text:style-name="P5"><text:span text:style-name="T209">Estos caminos son:</text:span></text:p>
      <text:p text:style-name="P5"><text:span text:style-name="T210"/></text:p>
      <text:list text:style-name="L6">
        <text:list-item>
          <text:p text:style-name="P6"><text:span text:style-name="T211">1,3,fin</text:span></text:p>
        </text:list-item>
        <text:list-item>
          <text:p text:style-name="P6"><text:span text:style-name="T211">1,2,3,fin</text:span></text:p>
        </text:list-item>
        <text:list-item>
          <text:p text:style-name="P6"><text:span text:style-name="T211">1,3,4,fin</text:span></text:p>
        </text:list-item>
        <text:list-item>
          <text:p text:style-name="P6"><text:span text:style-name="T211">1,3,4,5,7,4,fin</text:span></text:p>
        </text:list-item>
        <text:list-item>
          <text:p text:style-name="P6"><text:span text:style-name="T211">1,3,4,5,6,7,4,fin</text:span></text:p>
        </text:list-item>
      </text:list>
      <text:p text:style-name="P7"><text:span text:style-name="T212"/></text:p>
      <text:p text:style-name="P7"><text:span text:style-name="T213">Comprobamos los caminos:</text:span></text:p>
      <text:p text:style-name="P7"><text:span text:style-name="T214"/></text:p>
      <text:list text:style-name="L8">
        <text:list-item>
          <text:p text:style-name="P8"><text:span text:style-name="T215">El primer camino se corresponde con la existencia de un solo jugador en el fichero Jugadores.txt, por lo que a hacer i++, deja de ser i &lt; elems.ply. Por lo que acaba.</text:span></text:p>
        </text:list-item>
        <text:list-item>
          <text:p text:style-name="P8"><text:span text:style-name="T215">El segundo camino se corresponde con la existencia de menos jugadores de los necesarios para comenzar. Por tanto, se evalúan los estado de los jugadores pero no son los suficientes, por lo que sale.</text:span></text:p>
        </text:list-item>
        <text:list-item>
          <text:p text:style-name="P8"><text:span text:style-name="T215">El tercer camino se corresponde con que cont = número mínimo de jugadores, pero i &lt; elems.ply no se cumple, por lo que sale.</text:span></text:p>
        </text:list-item>
        <text:list-item>
          <text:p text:style-name="P8"><text:span text:style-name="T215">El cuarto camino se corresponde con el caso de que el estado del jugador no es “EE”, por lo que el bucle itera y sale si i &lt; elems.ply.</text:span></text:p>
        </text:list-item>
        <text:list-item>
          <text:p text:style-name="P8"><text:span text:style-name="T215">El quinto camino se corresponde con que el número de jugadores es igual al contador. Entra en el bucle y si el jugador en cuestión tiene el estado igual a “EE”, lo cambia a “EJ”, pasa al siguiente jugador y lo repite, hasta que i &lt; elems.ply, cuando acaba.</text:span></text:p>
        </text:list-item>
      </text:list>
      <text:p text:style-name="P9"><text:span text:style-name="T216"/></text:p>
      <text:p text:style-name="P9"><text:span text:style-name="T216"/></text:p>
      <text:p text:style-name="P9"><text:span text:style-name="T217"><text:tab/>Para la prueba de<text:s/></text:span><text:span text:style-name="T218">caja negra</text:span><text:span text:style-name="T219"><text:s/>utilizo la función cuenta_objetos, que cuenta los objetos que hay en la mochila de un jugador y los devuelve en forma de entero. Para ello, comprobamos el número de objetos de la mochila y vamos sumando 1 a un contador por cada iteración, con la condición de que el contador sea menor que la capacidad máxima de la mochila.</text:span></text:p>
      <text:p text:style-name="P9"><text:span text:style-name="T220"/></text:p>
      <text:p text:style-name="P9"><text:span text:style-name="T220"/></text:p>
      <text:p text:style-name="P9"><text:span text:style-name="T220"/></text:p>
      <text:p text:style-name="P9"><text:span text:style-name="T221">4. Menu de la partida</text:span></text:p>
      <text:p text:style-name="P9"><text:span text:style-name="T221"/></text:p>
      <text:p text:style-name="P10"><text:span text:style-name="T222">las pruebas que voy a realizar son las de caja blanca y caja negra.</text:span></text:p>
      <text:p text:style-name="P10"><text:span text:style-name="T222">Para la prueba de<text:s/></text:span><text:span text:style-name="T223">caja blanca</text:span><text:span text:style-name="T224">, utilizaré la función "</text:span><text:span text:style-name="T225">mostrar_mochila"</text:span><text:span text:style-name="T226"><text:s/>, la cual deberá de mostrar el contenido de la mochila del jugador seleccionado.</text:span></text:p>
      <text:p text:style-name="P10"><text:span text:style-name="T226"/></text:p>
      <text:p text:style-name="P10"><text:span text:style-name="T226">Para la prueba de<text:s/></text:span><text:span text:style-name="T227">caja negra</text:span><text:span text:style-name="T228">, utilizaré la función "</text:span><text:span text:style-name="T229">mover_posicion",<text:s/></text:span><text:span text:style-name="T230">la cual recibe como parámetros dos estructuras (r_coord y r_storm), y dos enteros (distancia y radio_mapa).</text:span></text:p>
      <text:p text:style-name="P10"><text:span text:style-name="T230">Los casos que hay que comprobar son: cuando al realizar los movimientos el jugador queda fuera del mapa; cuando al realizar los movimientos, el jugador queda fuera de la tormenta y si al introducir en movimientos un numero distinto de los sugeridos para moverse, sale del bucle o no.</text:span><text:span text:style-name="T231"/></text:p>
      <text:p text:style-name="P11"><text:span text:style-name="T232"/></text:p>
      <text:p text:style-name="P11"><text:span text:style-name="T232"/></text:p>
      <text:p text:style-name="P11"><text:span text:style-name="T232"/></text:p>
      <text:p text:style-name="P11"><text:span text:style-name="T233"><text:tab/></text:span></text:p>
      <text:p text:style-name="P11"><text:span text:style-name="T23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